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005cm" style:rel-column-width="30856*"/>
    </style:style>
    <style:style style:name="Tabla1.B" style:family="table-column">
      <style:table-column-properties style:column-width="8.996cm" style:rel-column-width="3467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9.393cm" style:rel-column-width="36208*"/>
    </style:style>
    <style:style style:name="Tabla3.B" style:family="table-column">
      <style:table-column-properties style:column-width="7.608cm" style:rel-column-width="2932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ourier New" fo:font-size="6pt" fo:language="es" fo:country="ES" style:font-size-asian="6pt" style:font-size-complex="6pt"/>
    </style:style>
    <style:style style:name="P2" style:family="paragraph" style:parent-style-name="Standard">
      <style:text-properties style:font-name="Courier New" fo:font-size="6pt" fo:language="es" fo:country="ES" style:font-name-asian="NSimSun" style:font-size-asian="6pt" style:font-name-complex="Liberation Mono" style:font-size-complex="6pt"/>
    </style:style>
    <style:style style:name="P3" style:family="paragraph" style:parent-style-name="Standard">
      <style:text-properties style:font-name="Courier New" fo:font-size="8pt" fo:language="es" fo:country="ES" fo:font-weight="bold" officeooo:rsid="001bc110" officeooo:paragraph-rsid="001d87b0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Courier New" fo:font-size="8pt" fo:language="es" fo:country="ES" style:font-size-asian="8pt"/>
    </style:style>
    <style:style style:name="P5" style:family="paragraph" style:parent-style-name="Standard">
      <style:text-properties style:font-name="Courier New" fo:font-size="8pt" fo:language="es" fo:country="ES" style:font-size-asian="8pt" style:font-size-complex="8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Preformatted_20_Text">
      <style:text-properties fo:font-size="8pt" officeooo:rsid="001bc110" officeooo:paragraph-rsid="001bc110" style:font-size-asian="8pt" style:font-size-complex="8pt"/>
    </style:style>
    <style:style style:name="P8" style:family="paragraph" style:parent-style-name="Preformatted_20_Text">
      <style:text-properties fo:font-size="8pt" officeooo:rsid="001bc110" officeooo:paragraph-rsid="001d87b0" style:font-size-asian="8pt" style:font-size-complex="8pt"/>
    </style:style>
    <style:style style:name="P9" style:family="paragraph" style:parent-style-name="Preformatted_20_Text">
      <style:text-properties fo:font-size="8pt" officeooo:rsid="001da27b" officeooo:paragraph-rsid="001da27b" style:font-size-asian="8pt" style:font-size-complex="8pt"/>
    </style:style>
    <style:style style:name="P10" style:family="paragraph" style:parent-style-name="Preformatted_20_Text">
      <style:text-properties fo:font-size="8pt" fo:font-weight="bold" officeooo:rsid="001bc110" officeooo:paragraph-rsid="001bc110" style:font-size-asian="8pt" style:font-weight-asian="bold" style:font-size-complex="8pt" style:font-weight-complex="bold"/>
    </style:style>
    <style:style style:name="P11" style:family="paragraph" style:parent-style-name="Preformatted_20_Text">
      <style:text-properties style:font-name="Liberation Mono" fo:font-size="6pt" officeooo:rsid="0008a59c" officeooo:paragraph-rsid="001bc110" style:font-name-asian="NSimSun" style:font-size-asian="6pt" style:font-name-complex="Liberation Mono" style:font-size-complex="6pt"/>
    </style:style>
    <style:style style:name="P12" style:family="paragraph" style:parent-style-name="Preformatted_20_Text">
      <style:text-properties style:font-name="Liberation Mono" fo:font-size="6pt" officeooo:rsid="0008a59c" officeooo:paragraph-rsid="001d87b0" style:font-name-asian="NSimSun" style:font-size-asian="6pt" style:font-name-complex="Liberation Mono" style:font-size-complex="6pt"/>
    </style:style>
    <style:style style:name="P13" style:family="paragraph" style:parent-style-name="Preformatted_20_Text">
      <style:text-properties style:font-name="Liberation Mono" fo:font-size="6pt" officeooo:rsid="001bc110" officeooo:paragraph-rsid="001bc110" style:font-name-asian="NSimSun" style:font-size-asian="6pt" style:font-name-complex="Liberation Mono" style:font-size-complex="6pt"/>
    </style:style>
    <style:style style:name="P14" style:family="paragraph" style:parent-style-name="Preformatted_20_Text">
      <style:text-properties style:font-name="Liberation Mono" fo:font-size="6pt" officeooo:rsid="001bc110" officeooo:paragraph-rsid="001d87b0" style:font-name-asian="NSimSun" style:font-size-asian="6pt" style:font-name-complex="Liberation Mono" style:font-size-complex="6pt"/>
    </style:style>
    <style:style style:name="P15" style:family="paragraph" style:parent-style-name="Preformatted_20_Text">
      <style:text-properties style:font-name="Liberation Mono" fo:font-size="6pt" officeooo:rsid="001bc110" officeooo:paragraph-rsid="001da27b" style:font-name-asian="NSimSun" style:font-size-asian="6pt" style:font-name-complex="Liberation Mono" style:font-size-complex="6pt"/>
    </style:style>
    <style:style style:name="P16" style:family="paragraph" style:parent-style-name="Preformatted_20_Text">
      <style:text-properties fo:font-size="6pt" officeooo:rsid="0008a59c" officeooo:paragraph-rsid="001bc110" style:font-size-asian="6pt" style:font-size-complex="6pt"/>
    </style:style>
    <style:style style:name="P17" style:family="paragraph" style:parent-style-name="Preformatted_20_Text">
      <style:text-properties fo:font-size="6pt" officeooo:rsid="0008a59c" officeooo:paragraph-rsid="001d87b0" style:font-size-asian="6pt" style:font-size-complex="6pt"/>
    </style:style>
    <style:style style:name="P18" style:family="paragraph" style:parent-style-name="Preformatted_20_Text">
      <style:text-properties fo:font-size="6pt" officeooo:rsid="001bc110" officeooo:paragraph-rsid="001bc110" style:font-size-asian="6pt" style:font-size-complex="6pt"/>
    </style:style>
    <style:style style:name="P19" style:family="paragraph" style:parent-style-name="Preformatted_20_Text">
      <style:text-properties fo:font-size="6pt" officeooo:rsid="001bc110" officeooo:paragraph-rsid="001d87b0" style:font-size-asian="6pt" style:font-size-complex="6pt"/>
    </style:style>
    <style:style style:name="P20" style:family="paragraph" style:parent-style-name="Preformatted_20_Text">
      <style:text-properties fo:font-size="6pt" officeooo:rsid="001bc110" officeooo:paragraph-rsid="001da27b" style:font-size-asian="6pt" style:font-size-complex="6pt"/>
    </style:style>
    <style:style style:name="P21" style:family="paragraph" style:parent-style-name="Preformatted_20_Text">
      <style:paragraph-properties fo:text-align="center" style:justify-single-word="false"/>
      <style:text-properties fo:font-size="12pt" fo:font-weight="bold" officeooo:rsid="001da27b" officeooo:paragraph-rsid="001da27b" style:font-size-asian="12pt" style:font-weight-asian="bold" style:font-size-complex="12pt" style:font-weight-complex="bold"/>
    </style:style>
    <style:style style:name="P22" style:family="paragraph" style:parent-style-name="Preformatted_20_Text">
      <style:paragraph-properties fo:break-before="page"/>
      <style:text-properties fo:font-size="8pt" officeooo:rsid="001bc110" officeooo:paragraph-rsid="001bc110" style:font-size-asian="8pt" style:font-size-complex="8pt"/>
    </style:style>
    <style:style style:name="P23" style:family="paragraph" style:parent-style-name="Table_20_Contents">
      <style:text-properties style:font-name="Liberation Mono" fo:font-size="8pt" style:font-name-asian="NSimSun" style:font-size-asian="8pt" style:font-name-complex="Liberation Mono" style:font-size-complex="8pt"/>
    </style:style>
    <style:style style:name="P24" style:family="paragraph" style:parent-style-name="Standard">
      <style:text-properties style:font-name="Courier New" fo:font-size="8pt" fo:language="es" fo:country="ES" fo:font-weight="bold" officeooo:rsid="001bc110" officeooo:paragraph-rsid="001bc110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Courier New" fo:font-size="8pt" fo:language="es" fo:country="ES" style:font-size-asian="8pt" style:font-size-complex="8pt"/>
    </style:style>
    <style:style style:name="P26" style:family="paragraph" style:parent-style-name="Preformatted_20_Text">
      <style:text-properties fo:font-size="8pt" officeooo:rsid="001bc110" officeooo:paragraph-rsid="001d87b0" style:font-size-asian="8pt" style:font-size-complex="8pt"/>
    </style:style>
    <style:style style:name="T1" style:family="text">
      <style:text-properties officeooo:rsid="001d87b0"/>
    </style:style>
    <style:style style:name="T2" style:family="text">
      <style:text-properties style:font-name="Courier New" fo:language="es" fo:country="ES"/>
    </style:style>
    <style:style style:name="T3" style:family="text">
      <style:text-properties style:font-name="Courier New" fo:language="es" fo:country="ES" officeooo:rsid="001da2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1">Proyecto: FigurasAleatorias</text:p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LinearLayout xmlns:android="http://schemas.android.com/apk/res/android"</text:p>
            <text:p text:style-name="P1"><text:s text:c="4"/>xmlns:tools="http://schemas.android.com/tools"</text:p>
            <text:p text:style-name="P1"><text:s text:c="4"/>android:id="@+id/LinearLayout1"</text:p>
            <text:p text:style-name="P1"><text:s text:c="4"/>android:layout_width="match_parent"</text:p>
            <text:p text:style-name="P1"><text:s text:c="4"/>android:layout_height="match_parent"</text:p>
            <text:p text:style-name="P1"><text:s text:c="4"/>android:orientation="vertical" &gt;</text:p>
            <text:p text:style-name="P1"/>
            <text:p text:style-name="P1"><text:s text:c="4"/>&lt;Button</text:p>
            <text:p text:style-name="P1"><text:s text:c="8"/>android:onClick="launchDrawShapes1"</text:p>
            <text:p text:style-name="P1"><text:s text:c="8"/>android:layout_width="match_parent"</text:p>
            <text:p text:style-name="P1"><text:s text:c="8"/>android:layout_height="wrap_content"</text:p>
            <text:p text:style-name="P1"><text:s text:c="8"/>android:text="@string/random_shape_button_label" /&gt;</text:p>
            <text:p text:style-name="P1"/>
            <text:p text:style-name="P1"><text:s text:c="4"/>&lt;Button</text:p>
            <text:p text:style-name="P1"><text:s text:c="8"/>android:onClick="launchDrawShapes2"</text:p>
            <text:p text:style-name="P1"><text:s text:c="8"/>android:layout_width="match_parent"</text:p>
            <text:p text:style-name="P1"><text:s text:c="8"/>android:layout_height="wrap_content"</text:p>
            <text:p text:style-name="P1"><text:s text:c="8"/>android:text="@string/shape_drawable_button_label" /&gt;</text:p>
            <text:p text:style-name="P1">&lt;/LinearLayout&gt;</text:p>
            <text:p text:style-name="P23"/>
          </table:table-cell>
          <table:table-cell table:style-name="Tabla2.B1" office:value-type="string">
            <text:p text:style-name="P18">public class DrawingExampleLauncher extends Activity {</text:p>
            <text:p text:style-name="P20"><text:s text:c="2"/></text:p>
            <text:p text:style-name="P20"><text:s text:c="4"/>public void onCreate(Bundle savedInstanceState) {</text:p>
            <text:p text:style-name="P18"><text:s text:c="8"/>super.onCreate(savedInstanceState);</text:p>
            <text:p text:style-name="P18"><text:s text:c="8"/>setContentView(R.layout.main);</text:p>
            <text:p text:style-name="P18"><text:s text:c="4"/>}</text:p>
            <text:p text:style-name="P20"><text:s text:c="4"/></text:p>
            <text:p text:style-name="P20">public void launchDrawShapes1(View clickedButton) {</text:p>
            <text:p text:style-name="P18"><text:s text:c="8"/>Intent activityIntent = </text:p>
            <text:p text:style-name="P18"><text:s text:c="16"/>new Intent(this, DrawShapes1.class);</text:p>
            <text:p text:style-name="P18"><text:s text:c="8"/>startActivity(activityIntent);</text:p>
            <text:p text:style-name="P18"><text:s text:c="4"/>}</text:p>
            <text:p text:style-name="P18"/>
            <text:p text:style-name="P18"><text:s text:c="4"/>public void launchDrawShapes2(View clickedButton) {</text:p>
            <text:p text:style-name="P18"><text:s text:c="8"/>Intent activityIntent = </text:p>
            <text:p text:style-name="P18"><text:s text:c="16"/>new Intent(this, DrawShapes2.class);</text:p>
            <text:p text:style-name="P18"><text:s text:c="8"/>startActivity(activityIntent);</text:p>
            <text:p text:style-name="P18"><text:s text:c="4"/>}</text:p>
            <text:p text:style-name="P18">}</text:p>
            <text:p text:style-name="P13"/>
          </table:table-cell>
        </table:table-row>
      </table:table>
      <text:p text:style-name="P7"/>
      <text:p text:style-name="P7"/>
      <text:p text:style-name="P9">Clase de utilidad general para manejar números aleatorios</text:p>
      <text:p text:style-name="P7"/>
      <text:p text:style-name="P24">public class RandomUtils {</text:p>
      <text:p text:style-name="P5"><text:s text:c="2"/>private static Random r = new Random();</text:p>
      <text:p text:style-name="P5"/>
      <text:p text:style-name="P6"><text:span text:style-name="T2"><text:s text:c="2"/>/** </text:span><text:span text:style-name="T3">Devuelve un entero aleatorio</text:span><text:span text:style-name="T2"> </text:span><text:span text:style-name="T3">en el intervalo [</text:span><text:span text:style-name="T2">0,range-1</text:span><text:span text:style-name="T3">]</text:span><text:span text:style-name="T2">. </text:span></text:p>
      <text:p text:style-name="P5"><text:s text:c="2"/>public static int randomInt(int range) {</text:p>
      <text:p text:style-name="P5"><text:s text:c="6"/>return(r.nextInt(range));</text:p>
      <text:p text:style-name="P5"><text:s text:c="2"/>}</text:p>
      <text:p text:style-name="P5"/>
      <text:p text:style-name="P6"><text:span text:style-name="T2"><text:s text:c="2"/>/** </text:span><text:span text:style-name="T3">Devuelve un indice aleatorio en el intervalo [0 array.length-1]</text:span><text:span text:style-name="T2"> */</text:span></text:p>
      <text:p text:style-name="P5"><text:s text:c="2"/>public static int randomIndex(Object[] array) {</text:p>
      <text:p text:style-name="P5"><text:s text:c="6"/>return(randomInt(array.length));</text:p>
      <text:p text:style-name="P5"><text:s text:c="2"/>}</text:p>
      <text:p text:style-name="P5"/>
      <text:p text:style-name="P6"><text:span text:style-name="T2"><text:s text:c="2"/>/** </text:span><text:span text:style-name="T3">Devuelve un elemento aleatorio perteneciente a un array</text:span></text:p>
      <text:p text:style-name="P6"><text:span text:style-name="T2"><text:s text:c="3"/>* </text:span><text:span text:style-name="T3">se usa genericidad y siempre necesita un valor de retorno</text:span><text:span text:style-name="T2">.*/</text:span></text:p>
      <text:p text:style-name="P5"><text:s text:c="4"/>public static &lt;T&gt; T randomElement(T[] array) {</text:p>
      <text:p text:style-name="P5"><text:s text:c="8"/>return(array[randomIndex(array)]);</text:p>
      <text:p text:style-name="P5"><text:s text:c="4"/>}</text:p>
      <text:p text:style-name="P5"><text:s text:c="4"/></text:p>
      <text:p text:style-name="P6"><text:span text:style-name="T2"><text:s text:c="4"/>/** </text:span><text:span text:style-name="T3">devuelve un numero float aleatorio, en el intervalo[</text:span><text:span text:style-name="T2">0, n</text:span><text:span text:style-name="T3">)</text:span><text:span text:style-name="T2"> */</text:span></text:p>
      <text:p text:style-name="P5"><text:s text:c="4"/>public static float randomFloat(int n) {</text:p>
      <text:p text:style-name="P5"><text:s text:c="8"/>return((float)Math.random()*n);</text:p>
      <text:p text:style-name="P5"><text:s text:c="4"/>}</text:p>
      <text:p text:style-name="P5">}</text:p>
      <text:p text:style-name="P7"/>
      <text:p text:style-name="P7"/>
      <text:p text:style-name="P7"/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activity_draw_shape1.xml</text:p>
            <text:p text:style-name="P16">&lt;LinearLayout xmlns:android="http://schemas.android.com/apk/res/android"</text:p>
            <text:p text:style-name="P16"><text:s text:c="4"/>xmlns:tools="http://schemas.android.com/tools"</text:p>
            <text:p text:style-name="P16"><text:s text:c="4"/>android:id="@+id/LinearLayout1"</text:p>
            <text:p text:style-name="P16"><text:s text:c="4"/>android:layout_width="match_parent"</text:p>
            <text:p text:style-name="P16"><text:s text:c="4"/>android:layout_height="match_parent"</text:p>
            <text:p text:style-name="P16"><text:s text:c="4"/>android:orientation="vertical" &gt;</text:p>
            <text:p text:style-name="P16"><text:s text:c="4"/>&lt;Button</text:p>
            <text:p text:style-name="P16"><text:s text:c="8"/>android:onClick="redraw"</text:p>
            <text:p text:style-name="P16"><text:s text:c="8"/>android:layout_width="match_parent"</text:p>
            <text:p text:style-name="P16"><text:s text:c="8"/>android:layout_height="wrap_content"</text:p>
            <text:p text:style-name="P16"><text:s text:c="8"/>android:text="@string/redraw_button_label" /&gt;</text:p>
            <text:p text:style-name="P16"><text:s text:c="4"/>&lt;view</text:p>
            <text:p text:style-name="P16"><text:s text:c="8"/>class="com.coreservlets.drawing.RandomShapeView"</text:p>
            <text:p text:style-name="P16"><text:s text:c="8"/>android:id="@+id/drawing_area"</text:p>
            <text:p text:style-name="P16"><text:s text:c="8"/>android:layout_width="match_parent"</text:p>
            <text:p text:style-name="P16"><text:s text:c="8"/>android:layout_height="match_parent" /&gt;</text:p>
            <text:p text:style-name="P16">&lt;/LinearLayout&gt;</text:p>
            <text:p text:style-name="P16"/>
            <text:p text:style-name="P11"/>
          </table:table-cell>
          <table:table-cell table:style-name="Tabla1.B1" office:value-type="string">
            <text:p text:style-name="P20">public class DrawShapes1 extends Activity {</text:p>
            <text:p text:style-name="P20"><text:s text:c="2"/>private RandomShapeView mDrawingArea;</text:p>
            <text:p text:style-name="P20"/>
            <text:p text:style-name="P20"><text:s text:c="2"/>public void onCreate(Bundle savedInstanceState) {</text:p>
            <text:p text:style-name="P20"><text:s text:c="4"/>super.onCreate(savedInstanceState);</text:p>
            <text:p text:style-name="P20"><text:s text:c="4"/>setContentView(R.layout.activity_draw_shapes1);</text:p>
            <text:p text:style-name="P20"><text:s text:c="4"/>mDrawingArea <text:s/>= (RandomShapeView)findViewById(R.id.drawing_area);</text:p>
            <text:p text:style-name="P20"><text:s text:c="4"/>}</text:p>
            <text:p text:style-name="P20"><text:s text:c="2"/></text:p>
            <text:p text:style-name="P20"><text:s text:c="2"/>/** Handles events for the button. Redraws the ShapeView. */</text:p>
            <text:p text:style-name="P20"><text:s text:c="3"/>public void redraw(View clickedButton) {</text:p>
            <text:p text:style-name="P15"><text:s text:c="8"/>mDrawingArea.invalidate();</text:p>
          </table:table-cell>
        </table:table-row>
      </table:table>
      <text:p text:style-name="P7"/>
      <text:p text:style-name="P7"/>
      <text:p text:style-name="P7"/>
      <text:p text:style-name="P7"/>
      <text:p text:style-name="P22"/>
      <text:p text:style-name="P10">public class RandomShapeView extends View {</text:p>
      <text:p text:style-name="P7"><text:s text:c="2"/>private Integer[] mBackgrounds =</text:p>
      <text:p text:style-name="P7"><text:s text:c="3"/>{ Color.CYAN, Color.GRAY, Color.LTGRAY,Color.MAGENTA, Color.YELLOW, Color.WHITE };</text:p>
      <text:p text:style-name="P7"><text:s text:c="2"/>private Paint[] mForegrounds = </text:p>
      <text:p text:style-name="P7"><text:s text:c="3"/>{ makePaint(Color.BLACK), makePaint(Color.BLUE),makePaint(Color.GREEN), makePaint(Color.RED)};</text:p>
      <text:p text:style-name="P7">private Bitmap[] mPics = </text:p>
      <text:p text:style-name="P7"><text:s text:c="8"/>{ makeBitmap(R.drawable.emo_im_angel), </text:p>
      <text:p text:style-name="P7"><text:s text:c="10"/>makeBitmap(R.drawable.emo_im_cool),</text:p>
      <text:p text:style-name="P7"><text:s text:c="10"/>makeBitmap(R.drawable.emo_im_crying),</text:p>
      <text:p text:style-name="P7"><text:s text:c="10"/>makeBitmap(R.drawable.emo_im_happy),</text:p>
      <text:p text:style-name="P7"><text:s text:c="10"/>makeBitmap(R.drawable.emo_im_yelling) };</text:p>
      <text:p text:style-name="P7">private String mMessage = "Android";</text:p>
      <text:p text:style-name="P7"><text:s text:c="4"/></text:p>
      <text:p text:style-name="P7">public RandomShapeView(Context context) {</text:p>
      <text:p text:style-name="P7"><text:s text:c="8"/>super(context);</text:p>
      <text:p text:style-name="P7">}</text:p>
      <text:p text:style-name="P7"><text:s/>public RandomShapeView(Context context, AttributeSet attrs) {</text:p>
      <text:p text:style-name="P7"><text:s text:c="8"/>super(context, attrs);</text:p>
      <text:p text:style-name="P7"><text:s/>}</text:p>
      <text:p text:style-name="P7">protected void onDraw(Canvas canvas) {</text:p>
      <text:p text:style-name="P7"><text:s text:c="2"/>super.onDraw(canvas);</text:p>
      <text:p text:style-name="P7"><text:s text:c="2"/>canvas.drawColor(RandomUtils.randomElement(mBackgrounds));</text:p>
      <text:p text:style-name="P7"><text:s text:c="2"/>int viewWidth = getWidth();</text:p>
      <text:p text:style-name="P7"><text:s text:c="2"/>int viewHeight = getHeight();</text:p>
      <text:p text:style-name="P7"><text:s text:c="2"/>int avgShapeWidth = viewWidth/5;</text:p>
      <text:p text:style-name="P7"><text:s text:c="2"/>for(int i=0; i&lt;20; i++) {</text:p>
      <text:p text:style-name="P7"><text:s text:c="4"/>drawRandomCircle(canvas, viewWidth, viewHeight, avgShapeWidth);</text:p>
      <text:p text:style-name="P7"><text:s text:c="4"/>drawRandomRect(canvas, viewWidth, viewHeight, avgShapeWidth);</text:p>
      <text:p text:style-name="P7"><text:s text:c="4"/>drawRandomBitmap(canvas, viewWidth, viewHeight);</text:p>
      <text:p text:style-name="P7"><text:s text:c="4"/>drawRandomText(canvas, viewWidth, viewHeight, avgShapeWidth);</text:p>
      <text:p text:style-name="P7"><text:s text:c="2"/>}</text:p>
      <text:p text:style-name="P7"><text:s/>}</text:p>
      <text:p text:style-name="P7">private Paint makePaint(int color) {</text:p>
      <text:p text:style-name="P7"><text:s text:c="5"/>Paint p = new Paint();</text:p>
      <text:p text:style-name="P7"><text:s text:c="5"/>p.setColor(color);</text:p>
      <text:p text:style-name="P7"><text:s text:c="5"/>return(p);</text:p>
      <text:p text:style-name="P7"><text:s text:c="2"/>}</text:p>
      <text:p text:style-name="P7">private Bitmap makeBitmap(int bitmapId) {</text:p>
      <text:p text:style-name="P7"><text:s text:c="4"/>return(BitmapFactory.decodeResource(getResources(), bitmapId));</text:p>
      <text:p text:style-name="P7"><text:s text:c="2"/>}</text:p>
      <text:p text:style-name="P7"><text:s text:c="4"/></text:p>
      <text:p text:style-name="P7">private void drawRandomCircle(Canvas canvas, int viewWidth, </text:p>
      <text:p text:style-name="P7"><text:s text:c="34"/>int viewHeight, int avgShapeWidth) {</text:p>
      <text:p text:style-name="P7"><text:s text:c="5"/>float x = RandomUtils.randomFloat(viewWidth);</text:p>
      <text:p text:style-name="P7"><text:s text:c="5"/>float y = RandomUtils.randomFloat(viewHeight);</text:p>
      <text:p text:style-name="P7"><text:s text:c="5"/>float radius = RandomUtils.randomFloat(avgShapeWidth/2);</text:p>
      <text:p text:style-name="P7"><text:s text:c="5"/>Paint circleColor = RandomUtils.randomElement(mForegrounds);</text:p>
      <text:p text:style-name="P7"><text:s text:c="5"/>canvas.drawCircle(x, y, radius, circleColor);</text:p>
      <text:p text:style-name="P7"><text:s text:c="4"/>}</text:p>
      <text:p text:style-name="P7"><text:s text:c="4"/></text:p>
      <text:p text:style-name="P7">private void drawRandomRect(Canvas canvas, int viewWidth, </text:p>
      <text:p text:style-name="P7"><text:s text:c="32"/>int viewHeight, int avgShapeWidth) {</text:p>
      <text:p text:style-name="P7"><text:s text:c="3"/>float left = RandomUtils.randomFloat(viewWidth);</text:p>
      <text:p text:style-name="P7"><text:s text:c="8"/>float top = RandomUtils.randomFloat(viewHeight);</text:p>
      <text:p text:style-name="P7"><text:s text:c="8"/>float width = RandomUtils.randomFloat(avgShapeWidth);</text:p>
      <text:p text:style-name="P7"><text:s text:c="8"/>float right = left + width;</text:p>
      <text:p text:style-name="P7"><text:s text:c="8"/>float bottom = top + width;</text:p>
      <text:p text:style-name="P7"><text:s text:c="8"/>Paint squareColor = RandomUtils.randomElement(mForegrounds);</text:p>
      <text:p text:style-name="P7"><text:s text:c="8"/>canvas.drawRect(left, top, right, bottom, squareColor);</text:p>
      <text:p text:style-name="P7"><text:s text:c="4"/>}</text:p>
      <text:p text:style-name="P7"><text:s/>private void drawRandomBitmap(Canvas canvas, int viewWidth, </text:p>
      <text:p text:style-name="P7"><text:s text:c="34"/>int viewHeight) {</text:p>
      <text:p text:style-name="P7"><text:s text:c="8"/>float left = RandomUtils.randomFloat(viewWidth);</text:p>
      <text:p text:style-name="P7"><text:s text:c="8"/>float top = RandomUtils.randomFloat(viewHeight);</text:p>
      <text:p text:style-name="P7"><text:s text:c="8"/>Bitmap pic = RandomUtils.randomElement(mPics);</text:p>
      <text:p text:style-name="P7"><text:s text:c="8"/>// Last arg is the Paint: you can use null for opaque images</text:p>
      <text:p text:style-name="P7"><text:s text:c="8"/>canvas.drawBitmap(pic, left, top, null);</text:p>
      <text:p text:style-name="P7"><text:s text:c="4"/>}</text:p>
      <text:p text:style-name="P7"><text:s text:c="2"/>private void drawRandomText(Canvas canvas, int viewWidth, </text:p>
      <text:p text:style-name="P7"><text:s text:c="32"/>int viewHeight, int avgShapeWidth) {</text:p>
      <text:p text:style-name="P7"><text:s text:c="8"/>float x = RandomUtils.randomFloat(viewWidth);</text:p>
      <text:p text:style-name="P7"><text:s text:c="8"/>float y = RandomUtils.randomFloat(viewHeight);</text:p>
      <text:p text:style-name="P7"><text:s text:c="8"/>float textSize = RandomUtils.randomFloat(avgShapeWidth);</text:p>
      <text:p text:style-name="P7"><text:s text:c="8"/>Paint textPaint = RandomUtils.randomElement(mForegrounds);</text:p>
      <text:p text:style-name="P7"><text:s text:c="8"/>textPaint.setTextSize(textSize);</text:p>
      <text:p text:style-name="P7"><text:s text:c="8"/>canvas.drawText(mMessage, x, y, textPaint);</text:p>
      <text:p text:style-name="P7"><text:s text:c="4"/>}</text:p>
      <text:p text:style-name="P7">}</text:p>
      <text:p text:style-name="P7"/>
      <text:p text:style-name="P22"/>
      <text:p text:style-name="P8">/********************** <text:span text:style-name="T1">S H A P E 2 </text:span><text:s/><text:span text:style-name="T1">( Drawables)</text:span>********************/</text:p>
      <text:p text:style-name="P8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7">activity_draw_shape2.xml</text:p>
            <text:p text:style-name="P17">&lt;LinearLayout xmlns:android="http://schemas.android.com/apk/res/android"</text:p>
            <text:p text:style-name="P17"><text:s text:c="4"/>xmlns:tools="http://schemas.android.com/tools"</text:p>
            <text:p text:style-name="P17"><text:s text:c="4"/>android:id="@+id/LinearLayout1"</text:p>
            <text:p text:style-name="P17"><text:s text:c="4"/>android:layout_width="match_parent"</text:p>
            <text:p text:style-name="P17"><text:s text:c="4"/>android:layout_height="match_parent"</text:p>
            <text:p text:style-name="P17"><text:s text:c="4"/>android:orientation="vertical" &gt;</text:p>
            <text:p text:style-name="P17"><text:s text:c="4"/>&lt;TextView</text:p>
            <text:p text:style-name="P17"><text:s text:c="8"/>android:layout_width="wrap_content"</text:p>
            <text:p text:style-name="P17"><text:s text:c="8"/>android:layout_height="wrap_content"</text:p>
            <text:p text:style-name="P17"><text:s text:c="8"/>android:textAppearance="?android:attr/textAppearanceMedium"</text:p>
            <text:p text:style-name="P17"><text:s text:c="8"/>android:text="@string/heading_activity_draw_shapes2" /&gt;</text:p>
            <text:p text:style-name="P17"><text:s text:c="4"/>&lt;view</text:p>
            <text:p text:style-name="P17"><text:s text:c="8"/>class="com.coreservlets.drawing.ShapeDrawableView"</text:p>
            <text:p text:style-name="P17"><text:s text:c="8"/>android:layout_width="match_parent"</text:p>
            <text:p text:style-name="P17"><text:s text:c="8"/>android:layout_height="match_parent" /&gt;</text:p>
            <text:p text:style-name="P12">&lt;/LinearLayout&gt;</text:p>
            <text:p text:style-name="P17"/>
            <text:p text:style-name="P12"/>
          </table:table-cell>
          <table:table-cell table:style-name="Tabla3.B1" office:value-type="string">
            <text:p text:style-name="P19">public class DrawShapes2 extends Activity {</text:p>
            <text:p text:style-name="P19"><text:s text:c="4"/>@Override</text:p>
            <text:p text:style-name="P19"><text:s text:c="4"/>public void onCreate(Bundle savedInstanceState) {</text:p>
            <text:p text:style-name="P19"><text:s text:c="8"/>super.onCreate(savedInstanceState);</text:p>
            <text:p text:style-name="P19"><text:s text:c="8"/>setContentView(R.layout.activity_draw_shapes2);</text:p>
            <text:p text:style-name="P19"><text:s text:c="4"/>}</text:p>
            <text:p text:style-name="P14">}</text:p>
          </table:table-cell>
        </table:table-row>
      </table:table>
      <text:p text:style-name="P8"/>
      <text:p text:style-name="P3">public class ShapeDrawableView extends View {</text:p>
      <text:p text:style-name="P4"><text:s text:c="4"/>private List&lt;ShapeDrawable&gt; shapes = new ArrayList&lt;ShapeDrawable&gt;();</text:p>
      <text:p text:style-name="P4"><text:s text:c="4"/>private Integer[] mColors =</text:p>
      <text:p text:style-name="P4"><text:s text:c="8"/>{ Color.BLACK, Color.BLUE, Color.GREEN, Color.RED };</text:p>
      <text:p text:style-name="P4"><text:s text:c="4"/></text:p>
      <text:p text:style-name="P4"><text:s text:c="4"/>public ShapeDrawableView(Context context) {</text:p>
      <text:p text:style-name="P4"><text:s text:c="8"/>super(context); <text:s text:c="3"/>}</text:p>
      <text:p text:style-name="P4"><text:s text:c="4"/></text:p>
      <text:p text:style-name="P4"><text:s text:c="4"/>public ShapeDrawableView(Context context, AttributeSet attrs) {</text:p>
      <text:p text:style-name="P4"><text:s text:c="8"/>super(context, attrs); <text:s text:c="3"/>}</text:p>
      <text:p text:style-name="P4"><text:s text:c="4"/></text:p>
      <text:p text:style-name="P4"><text:s text:c="4"/>@Override</text:p>
      <text:p text:style-name="P4"><text:s text:c="4"/>protected void onDraw(Canvas canvas) {</text:p>
      <text:p text:style-name="P4"><text:s text:c="8"/>super.onDraw(canvas);</text:p>
      <text:p text:style-name="P4"><text:s text:c="8"/>for(ShapeDrawable shape: shapes) { <text:s/>shape.draw(canvas); <text:s/>}</text:p>
      <text:p text:style-name="P4"><text:s text:c="4"/>}</text:p>
      <text:p text:style-name="P4"><text:s text:c="4"/></text:p>
      <text:p text:style-name="P4"><text:s text:c="4"/>@Override</text:p>
      <text:p text:style-name="P4"><text:s text:c="4"/>public boolean onTouchEvent(MotionEvent event) {</text:p>
      <text:p text:style-name="P4"><text:s text:c="8"/>if (event.getAction() == MotionEvent.ACTION_DOWN) {</text:p>
      <text:p text:style-name="P4"><text:s text:c="12"/>int x = (int)event.getX(); // Use getX(int) for multi-finger gestures</text:p>
      <text:p text:style-name="P4"><text:s text:c="12"/>int y = (int)event.getY();</text:p>
      <text:p text:style-name="P4"><text:s text:c="12"/>if (!isDeletingExistingShape(x, y)) {</text:p>
      <text:p text:style-name="P4"><text:s text:c="16"/>shapes.add(makeShapeDrawable(x, y));</text:p>
      <text:p text:style-name="P4"><text:s text:c="12"/>}</text:p>
      <text:p text:style-name="P4"><text:s text:c="12"/>invalidate();</text:p>
      <text:p text:style-name="P4"><text:s text:c="12"/>return (true); <text:s/>// Handled touch event</text:p>
      <text:p text:style-name="P4"><text:s text:c="8"/>} else {</text:p>
      <text:p text:style-name="P4"><text:s text:c="12"/>return (false); // Did not handle touch event</text:p>
      <text:p text:style-name="P4"><text:s text:c="8"/>}</text:p>
      <text:p text:style-name="P4"><text:s text:c="4"/>}</text:p>
      <text:p text:style-name="P4"><text:s text:c="4"/></text:p>
      <text:p text:style-name="P4"><text:s text:c="4"/>private boolean isDeletingExistingShape(int x, int y) {</text:p>
      <text:p text:style-name="P4"><text:s text:c="8"/>for(ShapeDrawable shape: shapes) {</text:p>
      <text:p text:style-name="P4"><text:s text:c="12"/>Rect bounds = shape.getBounds();</text:p>
      <text:p text:style-name="P4"><text:s text:c="12"/>if (bounds.contains(x, y)) {</text:p>
      <text:p text:style-name="P4"><text:s text:c="16"/>shapes.remove(shape);</text:p>
      <text:p text:style-name="P4"><text:s text:c="16"/>return(true);</text:p>
      <text:p text:style-name="P4"><text:s text:c="12"/>}</text:p>
      <text:p text:style-name="P4"><text:s text:c="8"/>}</text:p>
      <text:p text:style-name="P4"><text:s text:c="8"/>return(false);</text:p>
      <text:p text:style-name="P4"><text:s text:c="4"/>}</text:p>
      <text:p text:style-name="P4"><text:s text:c="4"/></text:p>
      <text:p text:style-name="P4"><text:s text:c="4"/>private ShapeDrawable makeShapeDrawable(int x, int y) {</text:p>
      <text:p text:style-name="P4"><text:s text:c="8"/>int maxWidth = getWidth()/10;</text:p>
      <text:p text:style-name="P4"><text:s text:c="8"/>int maxHeight = getHeight()/10;</text:p>
      <text:p text:style-name="P4"><text:s text:c="8"/>Shape shape;</text:p>
      <text:p text:style-name="P4"><text:s text:c="8"/>if (Math.random() &lt; 0.5) {</text:p>
      <text:p text:style-name="P4"><text:s text:c="12"/>shape = new OvalShape();</text:p>
      <text:p text:style-name="P4"><text:s text:c="8"/>} else {</text:p>
      <text:p text:style-name="P4"><text:s text:c="12"/>shape = new RectShape();</text:p>
      <text:p text:style-name="P4"><text:s text:c="8"/>}</text:p>
      <text:p text:style-name="P4"><text:s text:c="8"/>ShapeDrawable shapeD = new ShapeDrawable(shape);</text:p>
      <text:p text:style-name="P4"><text:s text:c="8"/>int width = RandomUtils.randomInt(maxWidth)+5;</text:p>
      <text:p text:style-name="P4"><text:s text:c="8"/>int height = RandomUtils.randomInt(maxHeight)+5;</text:p>
      <text:p text:style-name="P4"><text:s text:c="8"/>shapeD.setBounds(x-width/2, y-height/2, x+width/2, y+height/2);</text:p>
      <text:p text:style-name="P4"><text:s text:c="8"/>shapeD.getPaint().setColor(RandomUtils.randomElement(mColors));</text:p>
      <text:p text:style-name="P4"><text:s text:c="8"/>return(shapeD);</text:p>
      <text:p text:style-name="P4"><text:s text:c="4"/>}</text:p>
      <text:p text:style-name="P4"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4T22:42:07.178000000</dc:date>
    <meta:generator>LibreOffice/4.2.0.4$Windows_x86 LibreOffice_project/05dceb5d363845f2cf968344d7adab8dcfb2ba71</meta:generator>
    <meta:editing-duration>P0D</meta:editing-duration>
    <meta:editing-cycles>2</meta:editing-cycles>
    <meta:document-statistic meta:table-count="3" meta:image-count="0" meta:object-count="0" meta:page-count="3" meta:paragraph-count="250" meta:word-count="723" meta:character-count="9440" meta:non-whitespace-character-count="7512"/>
  </office:meta>
</office:document-meta>
</file>